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de5" officeooo:paragraph-rsid="00074d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OWY plik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2:47:01.762138969</meta:creation-date>
    <dc:date>2021-03-27T12:47:35.248853107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2.2$Linux_X86_64 LibreOffice_project/40$Build-2</meta:generator>
  </office:meta>
</office:document-meta>
</file>